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DejaVu Sans1" svg:font-family="'DejaVu Sans'" style:font-family-generic="swiss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文泉驿正黑" svg:font-family="文泉驿正黑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模块设计1</text:h>
      <text:p text:style-name="Text_20_body">* 包含基本数据类型定义</text:p>
      <text:p text:style-name="Standard">* 类的定义中未包含全部get/set函数</text:p>
      <text:p text:style-name="Standard"/>
      <text:p text:style-name="Standard"/>
      <text:h text:style-name="Heading_20_2" text:outline-level="2">- 菜式 CBDish</text:h>
      <text:p text:style-name="Text_20_body">* 成员:</text:p>
      <text:p text:style-name="Text_20_body"><text:tab/>mId;<text:tab/>唯一编号</text:p>
      <text:p text:style-name="Text_20_body"><text:tab/>mName;</text:p>
      <text:p text:style-name="Text_20_body"><text:tab/>mPrice;</text:p>
      <text:p text:style-name="Text_20_body"><text:tab/>mTags[];<text:tab/>无序不重复标签 <text:s/>!需要讨论Tag类型int/String!</text:p>
      <text:p text:style-name="Text_20_body"><text:tab/>mSummarize;<text:tab/>概述</text:p>
      <text:p text:style-name="Text_20_body"><text:tab/>mDetail;<text:tab/>详述(可能不启用)</text:p>
      <text:p text:style-name="Text_20_body"><text:tab/>mThumb;<text:tab/>缩略图路径</text:p>
      <text:p text:style-name="Text_20_body"><text:tab/>mPicture;<text:tab/>大图路径</text:p>
      <text:p text:style-name="Text_20_body">* 方法:</text:p>
      <text:p text:style-name="Text_20_body"><text:tab/>CBDish();</text:p>
      <text:p text:style-name="Text_20_body"><text:tab/>CBDish(CBDish dish)</text:p>
      <text:p text:style-name="Text_20_body"><text:tab/>boolean isTagContained(String tag);</text:p>
      <text:p text:style-name="Text_20_body"><text:tab/>boolean isTagContained(CBTagsSet set);</text:p>
      <text:p text:style-name="Text_20_body"><text:tab/>boolean setTags(CBTagsSet set);</text:p>
      <text:p text:style-name="Text_20_body"><text:tab/>CBTagsSet getTags();</text:p>
      <text:p text:style-name="Text_20_body"><text:tab/>void addTag(String tag);</text:p>
      <text:p text:style-name="Text_20_body"><text:tab/>void addTag(CBTagsSet set);</text:p>
      <text:p text:style-name="Text_20_body"/>
      <text:p text:style-name="Text_20_body"/>
      <text:h text:style-name="Heading_20_2" text:outline-level="2">- 标签　CBTagsSet</text:h>
      <text:p text:style-name="Text_20_body">* 成员</text:p>
      <text:p text:style-name="Text_20_body"><text:tab/>mTagsList;<text:tab/>String[]类型, 以字符串列表存放</text:p>
      <text:p text:style-name="Text_20_body">* 方法</text:p>
      <text:p text:style-name="Text_20_body"><text:tab/>CBTagsSet();</text:p>
      <text:p text:style-name="Text_20_body"><text:soft-page-break/><text:tab/>CBTagsSet(CBTagsSet tagsSet);</text:p>
      <text:p text:style-name="Text_20_body"><text:tab/>CBTagsSet(String[] tags);</text:p>
      <text:p text:style-name="Text_20_body"><text:tab/>CBTagsSet(String string, String separator);<text:tab/>以字符串及分隔符初始化</text:p>
      <text:p text:style-name="Text_20_body"><text:tab/>boolean add(String tag);<text:tab/>若已经存在,则返回false</text:p>
      <text:p text:style-name="Text_20_body"><text:tab/>int combine(CBTagsSet set);<text:tab/>与set合并,返回交集个数</text:p>
      <text:p text:style-name="Text_20_body"><text:tab/>boolean remove(String tag);<text:tab/>若不存在,则返回false</text:p>
      <text:p text:style-name="Text_20_body"><text:tab/>boolean remove(int index);<text:tab/>!是否有意义!</text:p>
      <text:p text:style-name="Text_20_body"><text:tab/>boolean exists(String tag);</text:p>
      <text:p text:style-name="Text_20_body"><text:tab/>int getCount();</text:p>
      <text:p text:style-name="Text_20_body"><text:tab/>int getIntersection(CBTagsSet set);<text:tab/>返回与set交集的个数</text:p>
      <text:p text:style-name="Text_20_body"/>
      <text:p text:style-name="Text_20_body"/>
      <text:h text:style-name="Heading_20_2" text:outline-level="2">- 订单 CBOrder</text:h>
      <text:p text:style-name="Text_20_body">* 成员</text:p>
      <text:p text:style-name="Text_20_body"><text:tab/>mId;<text:tab/>流水号</text:p>
      <text:p text:style-name="Text_20_body"><text:tab/>mLocation;<text:tab/>桌号等记录位置的信息</text:p>
      <text:p text:style-name="Text_20_body"><text:tab/>mDishList[];</text:p>
      <text:p text:style-name="Text_20_body"><text:tab/>mCustomer;<text:tab/>CBCustomer类型</text:p>
      <text:p text:style-name="Text_20_body"><text:tab/>mDisabledTags[];<text:tab/>要排除的tags,CBTagSet对象</text:p>
      <text:p text:style-name="Text_20_body"><text:tab/>mDiscount;<text:tab/>折扣</text:p>
      <text:p text:style-name="Text_20_body"><text:tab/>mDate;<text:tab/></text:p>
      <text:p text:style-name="Text_20_body"><text:tab/>mCreatedTime<text:tab/>初始化时间</text:p>
      <text:p text:style-name="Text_20_body"><text:tab/>mSubmitTime;<text:tab/>提交时间(touch timestamp)</text:p>
      <text:p text:style-name="Text_20_body"><text:tab/>mSummation;<text:tab/>折扣前总价</text:p>
      <text:p text:style-name="Text_20_body"><text:tab/>mMemo;<text:tab/>备注信息</text:p>
      <text:p text:style-name="Text_20_body"><text:tab/>mRecordSavedPath;<text:tab/>记录文件存放路径</text:p>
      <text:p text:style-name="Text_20_body"><text:tab/>mStatus;<text:tab/>可选状态有 CBORDER_STATUS_ADDING, CBORDER_STATUS_EDITING, CBORDER_STATUS_CONFIRMED</text:p>
      <text:p text:style-name="Text_20_body">* 方法</text:p>
      <text:p text:style-name="Text_20_body"><text:tab/>CBOrder();</text:p>
      <text:p text:style-name="Text_20_body"><text:tab/>CBOrder(CBOrder order);</text:p>
      <text:p text:style-name="Text_20_body"><text:tab/>CBOrder(String recordPath);</text:p>
      <text:p text:style-name="Text_20_body"><text:soft-page-break/><text:tab/>boolean addDish(CBDish dish);<text:tab/>!若已经存在或与mDisabledTags冲突,则返回false!</text:p>
      <text:p text:style-name="Text_20_body"><text:tab/>boolean isDishChecked(CBDish dish);<text:tab/>dish是否已经被加入mDishList</text:p>
      <text:p text:style-name="Text_20_body"><text:tab/>boolean isDishDisabled(CBDish dish);<text:tab/>dish是否与mDisabledTags冲突</text:p>
      <text:p text:style-name="Text_20_body"><text:tab/>int getDishIndex(CBDish dish);<text:tab/>若不存在,返回-1</text:p>
      <text:p text:style-name="Text_20_body"><text:tab/>boolean removeDish(CBDish dish);<text:tab/>若dish不在 mDishList中,则返回false</text:p>
      <text:p text:style-name="Text_20_body"><text:tab/>boolean removeDish(int dishIndex);</text:p>
      <text:p text:style-name="Text_20_body"><text:tab/>float getRealSummation();<text:tab/>折扣后总价</text:p>
      <text:p text:style-name="Text_20_body"><text:tab/>int getStatus();</text:p>
      <text:p text:style-name="Text_20_body"><text:tab/>void touch();<text:tab/>更新 mTime, !save时会调用一次!</text:p>
      <text:p text:style-name="Text_20_body"><text:tab/>boolean load(String path);</text:p>
      <text:p text:style-name="Text_20_body"><text:tab/>boolean save();</text:p>
      <text:p text:style-name="Text_20_body"><text:tab/>boolean save(String path);</text:p>
      <text:p text:style-name="Text_20_body"/>
      <text:p text:style-name="Text_20_body"/>
      <text:h text:style-name="Heading_20_2" text:outline-level="2">- 顾客 CBCustomer</text:h>
      <text:p text:style-name="Text_20_body">* 成员</text:p>
      <text:p text:style-name="Text_20_body"><text:tab/>mId;<text:tab/>用于记录会员卡等信息,可置空不启用</text:p>
      <text:p text:style-name="Text_20_body"><text:tab/>mName;<text:tab/>同上</text:p>
      <text:p text:style-name="Text_20_body"><text:tab/>mNumOfPeople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DejaVu Sans1" svg:font-family="'DejaVu Sans'" style:font-family-generic="swiss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文泉驿正黑" svg:font-family="文泉驿正黑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n" fo:country="US" style:letter-kerning="true" style:font-name-asian="文泉驿正黑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文泉驿正黑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DejaVu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3-13T20:30:42</meta:creation-date>
    <dc:date>2012-03-14T21:11:52</dc:date>
    <meta:editing-duration>PT3H20M14S</meta:editing-duration>
    <meta:editing-cycles>112</meta:editing-cycles>
    <meta:generator>LibreOffice/3.5$Linux_x86 LibreOffice_project/350m1$Build-13</meta:generator>
    <meta:document-statistic meta:table-count="0" meta:image-count="0" meta:object-count="0" meta:page-count="3" meta:paragraph-count="73" meta:word-count="265" meta:character-count="1776" meta:non-whitespace-character-count="1657"/>
  </office:meta>
</office:document-meta>
</file>